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8" style:family="paragraph" style:parent-style-name="Standard">
      <style:paragraph-properties fo:break-before="page"/>
    </style:style>
    <style:style style:name="P9"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0" style:family="paragraph" style:parent-style-name="Tesis-Normal">
      <style:text-properties officeooo:paragraph-rsid="004d2852"/>
    </style:style>
    <style:style style:name="P11" style:family="paragraph" style:parent-style-name="Tesis-Normal">
      <style:text-properties officeooo:paragraph-rsid="004d8cc5"/>
    </style:style>
    <style:style style:name="P12" style:family="paragraph" style:parent-style-name="Tesis-Normal">
      <style:text-properties fo:font-style="normal" style:text-underline-style="none" fo:font-weight="normal" officeooo:paragraph-rsid="005a186c" style:font-style-asian="normal" style:font-weight-asian="normal" style:font-style-complex="normal" style:font-weight-complex="normal"/>
    </style:style>
    <style:style style:name="P13" style:family="paragraph" style:parent-style-name="Tesis-Normal">
      <style:text-properties officeooo:paragraph-rsid="0059393a"/>
    </style:style>
    <style:style style:name="P14" style:family="paragraph" style:parent-style-name="Tesis-Normal">
      <style:text-properties officeooo:paragraph-rsid="005b0cbe"/>
    </style:style>
    <style:style style:name="P15" style:family="paragraph" style:parent-style-name="Tesis-Normal">
      <style:text-properties officeooo:rsid="004f2dc0" officeooo:paragraph-rsid="004f2dc0"/>
    </style:style>
    <style:style style:name="P16" style:family="paragraph" style:parent-style-name="Tesis-Normal">
      <style:text-properties officeooo:rsid="0059393a" officeooo:paragraph-rsid="0059393a"/>
    </style:style>
    <style:style style:name="P17" style:family="paragraph" style:parent-style-name="Tesis-Normal">
      <style:text-properties officeooo:paragraph-rsid="005ff71d"/>
    </style:style>
    <style:style style:name="P18" style:family="paragraph" style:parent-style-name="Tesis-Normal">
      <style:text-properties officeooo:paragraph-rsid="00611373"/>
    </style:style>
    <style:style style:name="P19" style:family="paragraph" style:parent-style-name="Tesis-Normal">
      <style:text-properties officeooo:paragraph-rsid="00634184"/>
    </style:style>
    <style:style style:name="P20" style:family="paragraph" style:parent-style-name="Tesis-Normal">
      <style:text-properties officeooo:rsid="00641e23" officeooo:paragraph-rsid="00641e23"/>
    </style:style>
    <style:style style:name="P21" style:family="paragraph" style:parent-style-name="Tesis-Normal">
      <style:text-properties officeooo:rsid="00668401" officeooo:paragraph-rsid="00668401"/>
    </style:style>
    <style:style style:name="P22" style:family="paragraph" style:parent-style-name="Tesis-Normal">
      <style:text-properties officeooo:rsid="00670315" officeooo:paragraph-rsid="00670315"/>
    </style:style>
    <style:style style:name="P23" style:family="paragraph" style:parent-style-name="Tesis-Normal">
      <style:text-properties officeooo:rsid="00611373" officeooo:paragraph-rsid="00611373"/>
    </style:style>
    <style:style style:name="P24" style:family="paragraph" style:parent-style-name="Tesis-Normal">
      <style:text-properties fo:font-weight="bold" officeooo:rsid="00634184" officeooo:paragraph-rsid="00634184" style:font-weight-asian="bold" style:font-weight-complex="bold"/>
    </style:style>
    <style:style style:name="P25" style:family="paragraph" style:parent-style-name="Tesis-Normal">
      <style:text-properties officeooo:rsid="00634184" officeooo:paragraph-rsid="00634184"/>
    </style:style>
    <style:style style:name="P26" style:family="paragraph" style:parent-style-name="Tesis-Normal">
      <style:text-properties officeooo:rsid="006cf212" officeooo:paragraph-rsid="006cf212"/>
    </style:style>
    <style:style style:name="P27" style:family="paragraph" style:parent-style-name="Tesis-Normal">
      <style:text-properties officeooo:rsid="006db1c4" officeooo:paragraph-rsid="006db1c4"/>
    </style:style>
    <style:style style:name="P28" style:family="paragraph" style:parent-style-name="Tesis-Normal">
      <style:text-properties officeooo:rsid="006db1c4" officeooo:paragraph-rsid="007c17aa"/>
    </style:style>
    <style:style style:name="P29" style:family="paragraph" style:parent-style-name="Tesis-Normal">
      <style:text-properties officeooo:rsid="006db1c4" officeooo:paragraph-rsid="007f5b6b"/>
    </style:style>
    <style:style style:name="P30" style:family="paragraph" style:parent-style-name="Tesis-Normal">
      <style:text-properties officeooo:paragraph-rsid="0057d0bb"/>
    </style:style>
    <style:style style:name="P31" style:family="paragraph" style:parent-style-name="Tesis-Normal">
      <style:text-properties officeooo:paragraph-rsid="007747a5"/>
    </style:style>
    <style:style style:name="P32" style:family="paragraph" style:parent-style-name="Tesis-Normal">
      <style:text-properties officeooo:paragraph-rsid="0078bae6"/>
    </style:style>
    <style:style style:name="P33" style:family="paragraph" style:parent-style-name="Tesis-Normal">
      <style:text-properties officeooo:paragraph-rsid="00794800"/>
    </style:style>
    <style:style style:name="P34" style:family="paragraph" style:parent-style-name="Tesis-Normal">
      <style:text-properties officeooo:rsid="006d69e0" officeooo:paragraph-rsid="006d69e0"/>
    </style:style>
    <style:style style:name="P35" style:family="paragraph" style:parent-style-name="Tesis-Normal">
      <style:text-properties officeooo:rsid="006d69e0" officeooo:paragraph-rsid="007c0f3a"/>
    </style:style>
    <style:style style:name="P36" style:family="paragraph" style:parent-style-name="Bibliography_20_1">
      <style:text-properties fo:font-style="normal" style:font-style-asian="normal"/>
    </style:style>
    <style:style style:name="P37" style:family="paragraph" style:parent-style-name="Tesis-Normal">
      <style:paragraph-properties fo:margin-left="0cm" fo:margin-right="0cm" fo:text-indent="1.191cm" style:auto-text-indent="false"/>
      <style:text-properties officeooo:rsid="006cf212" officeooo:paragraph-rsid="006cf212"/>
    </style:style>
    <style:style style:name="P38" style:family="paragraph" style:parent-style-name="Tesis-Normal">
      <style:paragraph-properties fo:margin-left="0cm" fo:margin-right="0cm" fo:text-indent="1.191cm" style:auto-text-indent="false"/>
      <style:text-properties fo:font-variant="normal" fo:text-transform="none" style:text-position="0% 100%" fo:font-style="normal" style:text-underline-style="none" fo:font-weight="normal" officeooo:rsid="006f8e32" officeooo:paragraph-rsid="006f8e32"/>
    </style:style>
    <style:style style:name="P39" style:family="paragraph" style:parent-style-name="Standard" style:master-page-name="Standard">
      <style:paragraph-properties fo:text-align="center" style:justify-single-word="false" style:page-number="auto"/>
    </style:style>
    <style:style style:name="P40" style:family="paragraph" style:parent-style-name="Tesis-SeccionNumerada">
      <style:paragraph-properties fo:break-before="page"/>
    </style:style>
    <style:style style:name="P41" style:family="paragraph" style:parent-style-name="Tesis-Normal" style:master-page-name="Standard">
      <style:paragraph-properties style:page-number="1"/>
    </style:style>
    <style:style style:name="P42" style:family="paragraph" style:parent-style-name="Tesis-Normal">
      <style:text-properties officeooo:rsid="007747a5" officeooo:paragraph-rsid="007747a5"/>
    </style:style>
    <style:style style:name="P43" style:family="paragraph" style:parent-style-name="Tesis-Normal">
      <style:text-properties officeooo:rsid="0078110f" officeooo:paragraph-rsid="0078110f"/>
    </style:style>
    <style:style style:name="P44" style:family="paragraph" style:parent-style-name="Tesis-Normal">
      <style:text-properties officeooo:rsid="006cf212" officeooo:paragraph-rsid="006cf212"/>
    </style:style>
    <style:style style:name="P45" style:family="paragraph" style:parent-style-name="Tesis-Normal">
      <style:text-properties officeooo:rsid="0078bae6" officeooo:paragraph-rsid="0078bae6"/>
    </style:style>
    <style:style style:name="P46" style:family="paragraph" style:parent-style-name="Tesis-Normal">
      <style:text-properties officeooo:rsid="007abbce" officeooo:paragraph-rsid="007abbce"/>
    </style:style>
    <style:style style:name="P47" style:family="paragraph" style:parent-style-name="Tesis-Normal">
      <style:text-properties officeooo:rsid="007c0f3a" officeooo:paragraph-rsid="007c0f3a"/>
    </style:style>
    <style:style style:name="P48" style:family="paragraph" style:parent-style-name="Tesis-Normal">
      <style:text-properties officeooo:rsid="007c17aa" officeooo:paragraph-rsid="007c17aa"/>
    </style:style>
    <style:style style:name="P49" style:family="paragraph" style:parent-style-name="Tesis-Normal">
      <style:text-properties officeooo:rsid="007f5b6b" officeooo:paragraph-rsid="007f5b6b"/>
    </style:style>
    <style:style style:name="P50" style:family="paragraph" style:parent-style-name="Tesis-Normal">
      <style:text-properties officeooo:rsid="0075e95e" officeooo:paragraph-rsid="0075e95e"/>
    </style:style>
    <style:style style:name="P51" style:family="paragraph" style:parent-style-name="Tesis-SubSeccionNumerada">
      <style:text-properties officeooo:rsid="0059393a"/>
    </style:style>
    <style:style style:name="P52" style:family="paragraph" style:parent-style-name="Contents_20_Heading" style:master-page-name="Index">
      <style:paragraph-properties style:page-number="auto"/>
    </style:style>
    <style:style style:name="P53" style:family="paragraph" style:parent-style-name="Contents_20_1">
      <style:paragraph-properties>
        <style:tab-stops>
          <style:tab-stop style:position="14.501cm" style:type="right" style:leader-style="dotted" style:leader-text="."/>
        </style:tab-stops>
      </style:paragraph-properties>
    </style:style>
    <style:style style:name="P54" style:family="paragraph" style:parent-style-name="Contents_20_2">
      <style:paragraph-properties>
        <style:tab-stops>
          <style:tab-stop style:position="14.501cm" style:type="right" style:leader-style="dotted" style:leader-text="."/>
        </style:tab-stops>
      </style:paragraph-properties>
    </style:style>
    <style:style style:name="P55" style:family="paragraph" style:parent-style-name="Tesis-SubSubSeccionNumerada">
      <style:text-properties officeooo:rsid="0051fd16"/>
    </style:style>
    <style:style style:name="P56" style:family="paragraph" style:parent-style-name="Tesis-SubSubSeccionNumerada">
      <style:text-properties officeooo:rsid="00535f7a"/>
    </style:style>
    <style:style style:name="P57" style:family="paragraph" style:parent-style-name="Tesis-SubSubSeccionNumerada">
      <style:text-properties officeooo:rsid="0055140e"/>
    </style:style>
    <style:style style:name="P58" style:family="paragraph" style:parent-style-name="Tesis-SubSubSeccionNumerada">
      <style:text-properties officeooo:rsid="0055140e" officeooo:paragraph-rsid="0074dd12"/>
    </style:style>
    <style:style style:name="P59" style:family="paragraph" style:parent-style-name="Contents_20_3">
      <style:paragraph-properties>
        <style:tab-stops>
          <style:tab-stop style:position="14.501cm" style:type="right" style:leader-style="dotted" style:leader-text="."/>
        </style:tab-stops>
      </style:paragraph-properties>
    </style:style>
    <style:style style:name="T1" style:family="text">
      <style:text-properties fo:font-style="normal" style:font-style-asian="normal"/>
    </style:style>
    <style:style style:name="T2" style:family="text">
      <style:text-properties style:text-position="super 58%"/>
    </style:style>
    <style:style style:name="T3" style:family="text">
      <style:text-properties fo:font-style="italic" style:font-style-asian="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officeooo:rsid="0057d0bb"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officeooo:rsid="00634184" style:font-style-asian="italic" style:font-weight-asian="bold" style:font-style-complex="italic" style:font-weight-complex="bold"/>
    </style:style>
    <style:style style:name="T7" style:family="text">
      <style:text-properties officeooo:rsid="0014545f"/>
    </style:style>
    <style:style style:name="T8" style:family="text">
      <style:text-properties officeooo:rsid="001d1f98"/>
    </style:style>
    <style:style style:name="T9" style:family="text">
      <style:text-properties officeooo:rsid="003a37fc"/>
    </style:style>
    <style:style style:name="T10" style:family="text">
      <style:text-properties officeooo:rsid="0040e522"/>
    </style:style>
    <style:style style:name="T11" style:family="text">
      <style:text-properties officeooo:rsid="004d2852"/>
    </style:style>
    <style:style style:name="T12" style:family="text">
      <style:text-properties officeooo:rsid="004d8cc5"/>
    </style:style>
    <style:style style:name="T13" style:family="text">
      <style:text-properties officeooo:rsid="004f2dc0"/>
    </style:style>
    <style:style style:name="T14" style:family="text">
      <style:text-properties officeooo:rsid="0057d0bb"/>
    </style:style>
    <style:style style:name="T15" style:family="text">
      <style:text-properties fo:font-weight="bold" officeooo:rsid="005a186c" style:font-weight-asian="bold" style:font-weight-complex="bold"/>
    </style:style>
    <style:style style:name="T16" style:family="text">
      <style:text-properties officeooo:rsid="0059393a"/>
    </style:style>
    <style:style style:name="T17" style:family="text">
      <style:text-properties officeooo:rsid="005a186c"/>
    </style:style>
    <style:style style:name="T18" style:family="text">
      <style:text-properties officeooo:rsid="005b0cbe"/>
    </style:style>
    <style:style style:name="T19" style:family="text">
      <style:text-properties officeooo:rsid="005cd6df"/>
    </style:style>
    <style:style style:name="T20" style:family="text">
      <style:text-properties officeooo:rsid="005ff71d"/>
    </style:style>
    <style:style style:name="T21" style:family="text">
      <style:text-properties officeooo:rsid="00611373"/>
    </style:style>
    <style:style style:name="T22" style:family="text">
      <style:text-properties officeooo:rsid="00634184"/>
    </style:style>
    <style:style style:name="T23" style:family="text">
      <style:text-properties officeooo:rsid="00648052"/>
    </style:style>
    <style:style style:name="T24" style:family="text">
      <style:text-properties officeooo:rsid="0065342c"/>
    </style:style>
    <style:style style:name="T25" style:family="text">
      <style:text-properties officeooo:rsid="0072e9da"/>
    </style:style>
    <style:style style:name="T26" style:family="text">
      <style:text-properties officeooo:rsid="0074dd12"/>
    </style:style>
    <style:style style:name="T27" style:family="text">
      <style:text-properties officeooo:rsid="007747a5"/>
    </style:style>
    <style:style style:name="T28" style:family="text">
      <style:text-properties officeooo:rsid="0078bae6"/>
    </style:style>
    <style:style style:name="T29" style:family="text">
      <style:text-properties officeooo:rsid="00794800"/>
    </style:style>
    <style:style style:name="T30" style:family="text">
      <style:text-properties officeooo:rsid="007a3037"/>
    </style:style>
    <style:style style:name="T31" style:family="text">
      <style:text-properties officeooo:rsid="007c0f3a"/>
    </style:style>
    <style:style style:name="T32" style:family="text">
      <style:text-properties officeooo:rsid="007c17aa"/>
    </style:style>
    <style:style style:name="T33" style:family="text">
      <style:text-properties officeooo:rsid="007f5b6b"/>
    </style:style>
    <style:style style:name="T34" style:family="text">
      <style:text-properties officeooo:rsid="007fb0ec"/>
    </style:style>
    <style:style style:name="T35" style:family="text">
      <style:text-properties officeooo:rsid="007ff0c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87962856" text:id="ct87962856">
          <text:deletion>
            <office:change-info>
              <dc:creator>Eduardo Zamudio</dc:creator>
              <dc:date>2013-03-20T23:16:00</dc:date>
            </office:change-info>
            <text:p text:style-name="Tesis-Normal"><text:s/></text:p>
          </text:deletion>
        </text:changed-region>
        <text:changed-region xml:id="ct87962648" text:id="ct87962648">
          <text:deletion>
            <office:change-info>
              <dc:creator>Eduardo Zamudio</dc:creator>
              <dc:date>2013-03-20T23:17:00</dc:date>
            </office:change-info>
            <text:p text:style-name="Tesis-Normal"><text:s/></text:p>
          </text:deletion>
        </text:changed-region>
        <text:changed-region xml:id="ct87963584" text:id="ct87963584">
          <text:deletion>
            <office:change-info>
              <dc:creator>Eduardo Zamudio</dc:creator>
              <dc:date>2013-03-20T23:19:00</dc:date>
            </office:change-info>
            <text:p text:style-name="Tesis-Normal"><text:s/></text:p>
          </text:deletion>
        </text:changed-region>
        <text:changed-region xml:id="ct87963688" text:id="ct87963688">
          <text:deletion>
            <office:change-info>
              <dc:creator>Eduardo Zamudio</dc:creator>
              <dc:date>2013-03-20T23:20:00</dc:date>
            </office:change-info>
            <text:p text:style-name="Tesis-Normal"><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7">Modelo de capacitación para <text:span text:style-name="T7">u</text:span>suarios <text:span text:style-name="T7">finales en</text:span> Business Intelligence, en el contexto de la provincia de Misiones.</text:p>
      <text:p text:style-name="Tesis-Subtitulo"/>
      <text:p text:style-name="Tesis-Subtitulo"/>
      <text:p text:style-name="P9">Autor: Fernando Rafael Guerrero</text:p>
      <text:p text:style-name="P9">Tutor: Mgter. Lic. Horacio Daniel Kuna</text:p>
      <text:p text:style-name="P9">Co-Tutor: Lic. Eduardo Zamudio</text:p>
      <text:p text:style-name="Standard"/>
      <text:p text:style-name="P8"/>
      <text:p text:style-name="P8">Agradecimiento</text:p>
      <text:p text:style-name="P8">Resumen:</text:p>
      <text:p text:style-name="Standard"/>
      <text:p text:style-name="Standard">Palabras Claves: Business Intelligence, Data Warehouse, OLAP, Tablero de control, Modelos de capacitación, E- Learning.</text:p>
      <text:p text:style-name="Standard"/>
      <text:p text:style-name="Standard">Abstract:</text:p>
      <text:p text:style-name="Standard"/>
      <text:p text:style-name="Standard">Keywords: Business Intelligence, Data Warehouse, OLAP, Dashboard, training models, E-Learning.</text:p>
      <text:p text:style-name="P8">Reconocimiento</text:p>
      <text:p text:style-name="P8"/>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2">Índice</text:p>
          </text:index-title>
          <text:p text:style-name="P53">Capitulo 1 - Introducción<text:tab/>1</text:p>
          <text:p text:style-name="P53">Capitulo 2 - Objetivos<text:tab/>2</text:p>
          <text:p text:style-name="P54">Objetivo general<text:tab/>2</text:p>
          <text:p text:style-name="P54">Objetivos específicos<text:tab/>2</text:p>
          <text:p text:style-name="P53">Capitulo 3 - Estado del Arte<text:tab/>3</text:p>
          <text:p text:style-name="P54">3.1 Business Intelligence (BI)<text:tab/>3</text:p>
          <text:p text:style-name="P59">3.1.1 Implementación de la BI<text:tab/>4</text:p>
          <text:p text:style-name="P59">3.1.2 Minería de datos (Data Mining)<text:tab/>4</text:p>
          <text:p text:style-name="P59">3.1.3 Data Warehouse<text:tab/>5</text:p>
          <text:p text:style-name="P59">3.1.4 Datamart<text:tab/>8</text:p>
          <text:p text:style-name="P59">3.1.5 OLAP<text:tab/>10</text:p>
          <text:p text:style-name="P59">3.1.6 Tablero de Control (TdeC)<text:tab/>11</text:p>
          <text:p text:style-name="P54">3.2 Modelos de capacitación<text:tab/>14</text:p>
          <text:p text:style-name="P59">3.2.1 Educación Virtual<text:tab/>14</text:p>
          <text:p text:style-name="P59">3.2.2 Educación a Distancia<text:tab/>15</text:p>
          <text:p text:style-name="P59">3.2.3 E- Learning<text:tab/>16</text:p>
          <text:p text:style-name="P59">3.2.4 Educación Semipresencial<text:tab/>17</text:p>
          <text:p text:style-name="P54">3.3 Formación Pedagógica<text:tab/>17</text:p>
          <text:p text:style-name="P53">Capitulo 5 - Solución Propuesta<text:tab/>21</text:p>
          <text:p text:style-name="P53">Capitulo 6 - Prueba Experimental<text:tab/>22</text:p>
          <text:p text:style-name="P53">Capitulo 7 - Conclusiones<text:tab/>23</text:p>
          <text:p text:style-name="P53">Bibliografía<text:tab/>24</text:p>
        </text:index-body>
      </text:table-of-content>
      <text:p text:style-name="P41"/>
      <text:list xml:id="list233775087711690672" text:style-name="Numbering_20_1">
        <text:list-header>
          <text:h text:style-name="Tesis-SeccionNumerada" text:outline-level="1">Capitulo 1 - Introducción</text:h>
        </text:list-header>
      </text:list>
      <text:p text:style-name="Tesis-Normal">Business Intelligence <text:span text:style-name="T7">e</text:span>s un concepto que trata de englobar todos los sistemas de información de una organización para obtener de ellos no solo información o conocimiento, si no una verdadera inteligencia que le confiera a la organización una ventaja competitiva por sobre sus competidores. La información es el activo más importante en los negocios actuales. </text:p>
      <text:p text:style-name="Tesis-Normal">Esto debido a que el éxito de un negocio depende de qu<text:span text:style-name="T7">é</text:span> tan bien conozca a sus clientes, <text:s/>qu<text:span text:style-name="T7">é</text:span> tan bien entienda sus procesos internos y qu<text:span text:style-name="T7">é</text:span> tan efectivo sea para realizar todas sus <text:change text:change-id="ct87962856"/>actividades. </text:p>
      <text:p text:style-name="Tesis-Normal">Actualmente la información adecuada es el único medio por el cual una organización puede conocer tales cuestiones. Las compañías de la actualidad son juzgadas no únicamente por la calidad de sus productos o servicios, sino también por el grado en que información con sus clientes, empleados y socios. Mientras más ampliamente disponible <text:change text:change-id="ct87962648"/>tenga la información una empresa, ésta se vuelve más valiosa. </text:p>
      <text:p text:style-name="Tesis-Normal">Cuando un departamento de marketing, <text:span text:style-name="T10">comercializacion, producción, ventas, etc.</text:span> tiene información precisa de la base instalada de productos y servicios, está mejor capacitado para desarrollar promociones mejor enfocadas. Cuando los clientes pueden fácilmente verificar que un producto está en el inventario, es mucho más probable que estos realicen la compra. Cuando se tiene acceso <text:change text:change-id="ct87963584"/>instantáneo a datos de tendencias, se puede dar un giro en una dirección que desemboque<text:change text:change-id="ct87963688"/> en unas ganancias elevadas para la empresa. Esto es solo por citar algunos ejemplos de la importancia de la información actualizada., organizada, enfocada y disponible en todo momento.</text:p>
      <text:list xml:id="list38225986" text:continue-numbering="true" text:style-name="Numbering_20_1">
        <text:list-header>
          <text:h text:style-name="P40" text:outline-level="1">Capitulo 2 - Objetivos</text:h>
          <text:list>
            <text:list-header>
              <text:h text:style-name="Tesis-SubSeccionNumerada" text:outline-level="2">Objetivo <text:span text:style-name="T7">g</text:span>eneral</text:h>
            </text:list-header>
          </text:list>
        </text:list-header>
      </text:list>
      <text:p text:style-name="Tesis-Normal">Se diseñará un modelo de capacitación y se desarrollará una propuesta de material didáctico para los usuarios en BI.</text:p>
      <text:list xml:id="list38207139" text:continue-numbering="true" text:style-name="Numbering_20_1">
        <text:list-item>
          <text:list>
            <text:list-header>
              <text:h text:style-name="Tesis-SubSeccionNumerada" text:outline-level="2">Objetivos <text:span text:style-name="T8">e</text:span>specíficos</text:h>
            </text:list-header>
          </text:list>
        </text:list-item>
      </text:list>
      <text:p text:style-name="Tesis-Normal">•<text:tab/>Realizar un revelamiento de posibles usuarios finales para conocer su nivel de conocimiento con respecto al área de BI, y su disponibilidad para recibir capacitación.</text:p>
      <text:p text:style-name="Tesis-Normal">•<text:tab/>Diseñar un prototipo que se utilice como herramienta didáctica para determinar las alternativas de aplicación de la capacitación a los usuarios.</text:p>
      <text:p text:style-name="Tesis-Normal">•<text:tab/>Aplicar métodos orientados al auto aprendizaje que sirva de guía de la actividad que realizan los usuarios.</text:p>
      <text:p text:style-name="Tesis-Normal">•<text:tab/>Diseñar material didáctico para distintas instancias del proceso de enseñanza y aprendizaje de cursos, teniendo en cuenta modalidades presenciales y semipresenciales.</text:p>
      <text:list xml:id="list38200002" text:continue-numbering="true" text:style-name="Numbering_20_1">
        <text:list-header>
          <text:h text:style-name="P40" text:outline-level="1">Capitulo 3 - Estado del Arte</text:h>
          <text:list text:continue-numbering="true">
            <text:list-header>
              <text:h text:style-name="Tesis-SubSeccionNumerada" text:outline-level="2">3.1 Business Intelligence (BI)</text:h>
            </text:list-header>
          </text:list>
        </text:list-header>
      </text:list>
      <text:p text:style-name="P37">BI es el término que caracteriza una amplia variedad de tecnologías, plataformas de software, especificaciones de aplicaciones y procesos. <text:s/>El objetivo <text:s/>primario de la BI es contribuir a tomar decisiones que mejoren el desempeño de la organización y promover su ventaja competitiva en el mercado. </text:p>
      <text:p text:style-name="P37">En el caso de los Organismos públicos garantizan la calidad de vida de la sociedad. BI faculta a la organización a tomar decisiones, a ahorrar tiempo y provee confiabilidad y precisión. Este concepto requiere que se lo analice desde tres perspectivas: 1)La toma de decisiones en menor tiempo, 2) confiabilidad y precisión, 3)convención de datos en información.</text:p>
      <text:p text:style-name="P37">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 </text:p>
      <text:p text:style-name="P37">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list xml:id="list38212503" text:continue-numbering="true" text:style-name="Numbering_20_1">
        <text:list-header>
          <text:h text:style-name="Tesis-SubSubSeccionNumerada" text:outline-level="3"><text:soft-page-break/>3.1.1 Implementación de la BI</text:h>
        </text:list-header>
      </text:list>
      <text:p text:style-name="P38">La implementación de un Sistema de BI debe considerar los posibles tipos de usuarios potenciales, y como algo más importante, la alineación con la estrategia de negocios. La BI debe servir para cambiar la forma en que la empresa realiza sus actividades, mejorando sus procesos, y tomando decisiones de acuerdo a la data e información obtenida. Otro aspecto fundamental es contar con un esquema inicial, el cual está formado por el planeamiento y la ejecución de las siguientes funciones: negocios, organización, funcionalidad, e infraestructura.</text:p>
      <text:p text:style-name="P38">En los dos últimos es necesario definir los objetivos estratégicos y operacionales. Habrá que tomar en cuenta también las habilidades de la organización y la cultura, y será necesario entusiasmar a los equipos. También será necesario considerar la integración de varios proyectos de BI, si es que hay más de uno, la interrelación con Tecnología de la Información (IT), y los socios comerciales. </text:p>
      <text:list xml:id="list38228155" text:continue-numbering="true" text:style-name="Numbering_20_1">
        <text:list-header>
          <text:h text:style-name="Tesis-SubSubSeccionNumerada" text:outline-level="3">3.1.2 Minería de datos (Data Mining)</text:h>
        </text:list-header>
      </text:list>
      <text:p text:style-name="P42">El datamining (minería de datos), es el conjunto de técnicas y tecnologías que permiten explorar grandes bases de datos, de manera automática o semiautomática, con el objetivo de encontrar patrones repetitivos, tendencias o reglas que expliquen el comportamiento de los datos en un determinado contexto.</text:p>
      <text:p text:style-name="P42">Básicamente, el datamining surge para intentar ayudar a comprender el contenido de un repositorio de datos. Con este fin, hace uso de prácticas estadísticas y, en algunos casos, de algoritmos de búsqueda próximos a la Inteligencia Artificial y a las redes neuronales.</text:p>
      <text:p text:style-name="P31"><text:span text:style-name="T27">De forma general, los datos son la materia prima bruta. En el momento que el usuario les atribuye algún significado especial pasan a convertirse en información. Cuando los especialistas elaboran o encuentran un modelo, haciendo que la </text:span><text:soft-page-break/><text:span text:style-name="T27">interpretación que surge entre la información y ese modelo represente un valor agregado, entonces nos referimos al conocimiento.</text:span></text:p>
      <text:p text:style-name="P43">Aunque en datamining cada caso concreto puede ser radicalmente distinto al anterior, el proceso común a todos ellos se suele componer de cuatro etapas principales:</text:p>
      <text:p text:style-name="P43">* Determinación de los objetivos. Trata de la delimitación de los objetivos que el cliente desea bajo la orientación del especialista en data mining.</text:p>
      <text:p text:style-name="P43">* Preprocesamiento de los datos. Se refiere a la selección, la limpieza, el enriquecimiento, la reducción y la transformación de las bases de datos. Esta etapa consume generalmente alrededor del setenta por ciento del tiempo total de un proyecto de data mining.</text:p>
      <text:p text:style-name="P43">* Determinación del modelo. Se comienza realizando unos análisis estadísticos de los datos, y después se lleva a cabo una visualización gráfica de los mismos para tener una primera aproximación. Según los objetivos planteados y la tarea que debe llevarse a cabo, pueden utilizarse algoritmos desarrollados en diferentes áreas de la Inteligencia Artificial.</text:p>
      <text:p text:style-name="P43">* Análisis de los resultados. Verifica si los resultados obtenidos son coherentes y los coteja con los obtenidos por los análisis estadísticos y de visualización gráfica. El cliente determina si son novedosos y si le aportan un nuevo conocimiento que le permita considerar sus decisiones.</text:p>
      <text:list xml:id="list38221026" text:continue-numbering="true" text:style-name="Numbering_20_1">
        <text:list-header>
          <text:h text:style-name="Tesis-SubSubSeccionNumerada" text:outline-level="3">3.1.3 Data Warehouse</text:h>
        </text:list-header>
      </text:list>
      <text:p text:style-name="P26">El término Datawarehouse es una colección de datos orientados a temas, integrados, variable en el tiempo y no volátil que ayudan al proceso de toma de decisiones gerenciales.</text:p>
      <text:p text:style-name="P26"><text:soft-page-break/>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45">Un Datawarehouse es una base de datos corporativa que se caracteriza por integrar y depurar información de una o más fuentes distintas, para luego procesarla permitiendo su análisis desde infinidad de pespectivas y con grandes velocidades de respuesta. La creación de un datawarehouse representa en la mayoría de las ocasiones el primer paso, desde el punto de vista técnico, para implantar una solución completa y fiable de Business Intelligence.</text:p>
      <text:p text:style-name="P45">La ventaja principal de este tipo de bases de datos radica en las estructuras en las que se almacena la información (modelos de tablas en estrella, en copo de nieve, cubos relacionales... etc). Este tipo de persistencia de la información es homogénea y fiable, y permite la consulta y el tratamiento jerarquizado de la misma (siempre en un entorno diferente a los sistemas operacionales).</text:p>
      <text:p text:style-name="P45">El término Datawarehouse fue acuñado por primera vez por Bill Inmon, y se traduce literalmente como almacén de datos. No obstante, y como cabe suponer, es mucho más que eso. Según definió el propio Bill Inmon, un datawarehouse se caracteriza por ser:</text:p>
      <text:p text:style-name="P32"><text:span text:style-name="T28">* <text:s text:c="2"/>Integrado: los datos almacenados en el datawarehouse deben integrarse en una estructura consistente, por lo que las inconsistencias existentes entre los diversos sistemas operacionales deben ser eliminadas. La información suele estructurarse también en distintos niveles de detalle para adecuarse a las distintas necesidades de </text:span><text:soft-page-break/><text:span text:style-name="T28">los usuarios.</text:span></text:p>
      <text:p text:style-name="P45">* <text:s/>Temático: sólo los datos necesarios para el proceso de generación del conocimiento del negocio se integran desde el entorno operacional. Los datos se organizan por temas para facilitar su acceso y entendimiento por parte de los usuarios finales. Por ejemplo, todos los datos sobre clientes pueden ser consolidados en una única tabla del datawarehouse. De esta forma, las peticiones de información sobre clientes serán más fáciles de responder dado que toda la información reside en el mismo lugar.</text:p>
      <text:p text:style-name="P45">* <text:s text:c="2"/>Histórico: el tiempo es parte implícita de la información contenida en un datawarehouse. En los sistemas operacionales, los datos siempre reflejan el estado de la actividad del negocio en el momento presente. Por el contrario, la información almacenada en el datawarehouse sirve, entre otras cosas, para realizar análisis de tendencias. Por lo tanto, el datawarehouse se carga con los distintos valores que toma una variable en el tiempo para permitir comparaciones.</text:p>
      <text:p text:style-name="P45">* <text:s text:c="2"/>No volátil: el almacén de información de un datawarehouse existe para ser leído, pero no modificado. La información es por tanto permanente, significando la actualización del datawarehouse la incorporación de los últimos valores que tomaron las distintas variables contenidas en él sin ningún tipo de acción sobre lo que ya existía.</text:p>
      <text:p text:style-name="P45">Otra característica del datawarehouse es que contiene metadatos, es decir, datos sobre los datos. Los metadatos permiten saber la procedencia de la información, su periodicidad de refresco, su fiabilidad, forma de cálculo... etc.</text:p>
      <text:p text:style-name="P45">Los metadatos serán los que permiten simplificar y automatizar la obtención de la información desde los sistemas operacionales a los sistemas informacionales.</text:p>
      <text:p text:style-name="P45">Los objetivos que deben cumplir los metadatos, según el colectivo al que va dirigido, son:</text:p>
      <text:p text:style-name="P45"><text:soft-page-break/>* <text:s text:c="2"/>Dar soporte al usuario final, ayudándole a acceder al datawarehouse con su propio lenguaje de negocio, indicando qué información hay y qué significado tiene. Ayudar a construir consultas, informes y análisis, mediante herramientas de Business Intelligence como DSS, EIS o CMI.</text:p>
      <text:p text:style-name="P45">* <text:s text:c="2"/>Dar soporte a los responsables técnicos del datawarehouse en aspectos de auditoría, gestión de la información histórica, administración del datawarehouse, elaboración de programas de extracción de la información, especificación de las interfaces para la realimentación a los sistemas operacionales de los resultados obtenidos... etc.</text:p>
      <text:p text:style-name="P45">Por último, destacar que para comprender íntegramente el concepto de datawarehouse, es importante entender cual es el proceso de construcción del mismo, denominado ETL (Extracción, Transformación y Carga), a partir de los sistemas operaciones de una compañía:</text:p>
      <text:p text:style-name="P45">* <text:s/>Extracción: obtención de información de las distintas fuentes tanto internas como externas.</text:p>
      <text:p text:style-name="P45">* <text:s/>Transformación: filtrado, limpieza, depuración, homogeneización y agrupación de la información.</text:p>
      <text:p text:style-name="P45">* <text:s/>Carga: organización y actualización de los datos y los metadatos en la base de datos.</text:p>
      <text:list xml:id="list38196845" text:continue-numbering="true" text:style-name="Numbering_20_1">
        <text:list-header>
          <text:h text:style-name="Tesis-SubSubSubSeccionNumerada" text:outline-level="4"><text:span text:style-name="T28">3.1.</text:span><text:span text:style-name="T34">3.1 </text:span><text:span text:style-name="T29">Datamart</text:span></text:h>
        </text:list-header>
      </text:list>
      <text:p text:style-name="P33"><text:span text:style-name="T29">Un Datamart es una base de datos departamental, especializada en el almacenamiento de los datos de un área de negocio específica. Se caracteriza por disponer la estructura óptima de datos para analizar la información al detalle desde todas las perspectivas que afecten a los procesos de dicho departamento. Un datamart puede ser alimentado desde los datos de un datawarehouse, o integrar por si mismo </text:span><text:soft-page-break/><text:span text:style-name="T29">un compendio de distintas fuentes de información.</text:span></text:p>
      <text:p text:style-name="P46">Por tanto, para crear el datamart de un área funcional de la empresa es preciso encontrar la estructura óptima para el análisis de su información, estructura que puede estar montada sobre una base de datos OLTP, como el propio datawarehouse, o sobre una base de datos OLAP. La designación de una u otra dependerá de los datos, los requisitos y las características específicas de cada departamento. De esta forma se pueden plantear dos tipos de datamarts:</text:p>
      <text:p text:style-name="P46">Datamart OLAP: Se basan en los populares cubos OLAP, que se construyen agregando, según los requisitos de cada área o departamento, las dimensiones y los indicadores necesarios de cada cubo relacional. El modo de creación, explotación y mantenimiento de los cubos OLAP es muy heterogéneo, en función de la herramienta final que se utilice.</text:p>
      <text:p text:style-name="P46">Datamart OLTP: Pueden basarse en un simple extracto del datawarehouse, no obstante, lo común es introducir mejoras en su rendimiento (las agregaciones y los filtrados suelen ser las operaciones más usuales) aprovechando las características particulares de cada área de la empresa. Las estructuras más comunes en este sentido son las tablas report, que vienen a ser fact-tables reducidas (que agregan las dimensiones oportunas), y las vistas materializadas, que se construyen con la misma estructura que las anteriores, pero con el objetivo de explotar la reescritura de queries (aunque sólo es posibles en algunos SGBD avanzados, como Oracle).</text:p>
      <text:p text:style-name="P46">Los datamarts que están dotados con estas estructuras óptimas de análisis presentan las siguientes ventajas:</text:p>
      <text:p text:style-name="P46">* <text:s/>Poco volumen de datos</text:p>
      <text:p text:style-name="P46">* <text:s/>Mayor rapidez de consulta</text:p>
      <text:p text:style-name="P46">* <text:s/>Consultas SQL y/o MDX sencillas</text:p>
      <text:p text:style-name="P46"><text:soft-page-break/>* <text:s/>Validación directa de la información</text:p>
      <text:p text:style-name="P46">* <text:s/>Facilidad para la historización de los datos</text:p>
      <text:list xml:id="list38200777" text:continue-numbering="true" text:style-name="Numbering_20_1">
        <text:list-header>
          <text:h text:style-name="Tesis-SubSubSubSeccionNumerada" text:outline-level="4">3.1.<text:span text:style-name="T34">3.2</text:span> OLAP</text:h>
        </text:list-header>
      </text:list>
      <text:p text:style-name="P34">El término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Business Performance Management,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p text:style-name="P47">Los cubos, las dimensiones y las jerarquías son la esencia de la navegación multidimensional del OLAP. Al describir y representar la información en esta forma, los usuarios pueden navegar intuitivamente en un conjunto complejo de datos. Sin embargo, el solo describir el modelo de datos en una forma más intuitiva, hace muy poco para ayudar a entregar la información al usuario más rápidamente.</text:p>
      <text:p text:style-name="P47">Un principio clave del OLAP es que los usuarios deberían obtener tiempos de respuesta consistentes para cada vista de datos que requieran. Dado que la información se colecta en el nivel de detalle solamente, el resumen de la información es usualmente calculado por adelantado. Estos valores precalculados son la base de las ganancias de desempeño del OLAP.</text:p>
      <text:p text:style-name="P47"/>
      <text:p text:style-name="P35"><text:span text:style-name="T31">En los primeros días de la tecnología OLAP, la mayoría de las compañías </text:span><text:soft-page-break/><text:span text:style-name="T31">asumía que la única solución para una aplicación OLAP era un modelo de almacenamiento no relacional. Después, otras compañías descubrieron que a través del uso de estructuras de base de datos (esquemas de estrella y de copo de nieve), índices y el almacenamiento de agregados, se podrían utilizar sistemas de administración de bases de datos relacionales (RDBMS) para el OLAP.</text:span></text:p>
      <text:list xml:id="list38208011" text:continue-numbering="true" text:style-name="Numbering_20_1">
        <text:list-header>
          <text:h text:style-name="Tesis-SubSubSeccionNumerada" text:outline-level="3">3.1.<text:span text:style-name="T35">4</text:span> Tablero de Control (TdeC)</text:h>
        </text:list-header>
      </text:list>
      <text:p text:style-name="P27">El término[4]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P27">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P27">Para la búsqueda de información de los organismos públicos, el tablero de control de la Provincia de Misiones; y para las organizaciones privadas, se buscará información de las grandes organizaciones de la provincia, relevada en el proyecto de Investigación.</text:p>
      <text:p text:style-name="P48">El Cuadro de Mando Integral (CMI), también conocido como Balanced Scorecard (BSC) o dashboard, es una herramienta de control empresarial que permite establecer y monitorizar los objetivos de una empresa y de sus diferentes áreas o unidades.</text:p>
      <text:p text:style-name="P48"/>
      <text:p text:style-name="P48"><text:soft-page-break/>También se puede considerar como una aplicación que ayuda a una compañía a expresar los objetivos e iniciativas necesarias para cumplir con su estrategia, mostrando de forma continuada cuándo la empresa y los empleados alcanzan los resultados definidos en su plan estratégico.</text:p>
      <text:p text:style-name="P48">Tipos de Cuadros de Mando</text:p>
      <text:p text:style-name="P48">El Cuadro de Mando Operativo (CMO), es una herramienta de control enfocada al seguimiento de variables operativas, es decir, variables pertenecientes a áreas o departamentos específicos de la empresa. La periodicidad de los CMO puede ser diaria, semanal o mensual, y está centrada en indicadores que generalmente representan procesos, por lo que su implantación y puesta en marcha es más sencilla y rápida. Un CMO debería estar siempre ligado a un DSS (Sistema de Soporte a Decisiones) para indagar en profundidad sobre los datos.</text:p>
      <text:p text:style-name="P48">El Cuadro de Mando Integral (CMI), por el contrario, representa la ejecución de la estrategia de una compañía desde el punto de vista de la Dirección General (lo que hace que ésta deba estar plenamente involucrada en todas sus fases, desde la definición a la implantación). Existen diferentes tipos de cuadros de mando integral, si bien los más utilizados son los que se basan en la metodología de Kaplan &amp; Norton. La principales características de esta metodología son que utilizan tanto indicadores financieros como no financieros, y que los objetivos estratégicos se organizan en cuatro áreas o perspectivas: financiera, cliente, interna y aprendizaje/crecimiento.</text:p>
      <text:p text:style-name="P48">* La perspectiva financiera incorpora la visión de los accionistas y mide la creación de valor de la empresa. Responde a la pregunta: ¿Qué indicadores tienen que ir bien para que los esfuerzos de la empresa realmente se transformen en valor? Esta perspectiva valora uno de los objetivos más relevantes de organizaciones con ánimo de lucro, que es, precisamente, crear valor para la sociedad.</text:p>
      <text:p text:style-name="P28"><text:span text:style-name="T32">* La perspectiva del cliente refleja el posicionamiento de la empresa en el </text:span><text:soft-page-break/><text:span text:style-name="T32">mercado o, más concretamente, en los segmentos de mercado donde quiere competir. Por ejemplo, si una empresa sigue una estrategia de costes es muy posible que la clave de su éxito dependa de una cuota de mercado alta y unos precios más bajos que la competencia. Dos indicadores que reflejan este posicionamiento son la cuota de mercado y un índice que compare los precios de la empresa con los de la competencia.</text:span></text:p>
      <text:p text:style-name="P48">* <text:s/>La perspectiva interna recoge indicadores de procesos internos que son críticos para el posicionamiento en el mercado y para llevar la estrategia a buen puerto. En el caso de la empresa que compite en coste, posiblemente los indicadores de productividad, calidad e innovación de procesos sean importantes. El éxito en estas dimensiones no sólo afecta a la perspectiva interna, sino también a la financiera, por el impacto que tienen sobre las rúbricas de gasto.</text:p>
      <text:p text:style-name="P48">* La perspectiva de aprendizaje y crecimiento es la última que se plantea en este modelo de CMI. Para cualquier estrategia, los recursos materiales y las personas son la clave del éxito. Pero sin un modelo de negocio apropiado, muchas veces es difícil apreciar la importancia de invertir, y en épocas de crisis lo primero que se recorta es precisamente la fuente primaria de creación de valor: se recortan inversiones en la mejora y el desarrollo de los recursos.</text:p>
      <text:p text:style-name="P49">Pese a que estas cuatro son las perspectivas más genéricas, no son "obligatorias". Por ejemplo, una empresa de fabricación de ropa deportiva tiene, además de la perspectiva de clientes, una perspectiva de consumidores. Para esta empresa son tan importantes sus distribuidores como sus clientes finales.</text:p>
      <text:p text:style-name="P29"><text:span text:style-name="T33">Una vez que se tienen claros los objetivos de cada perspectiva, es necesario definir los indicadores que se utilizan para realizar su seguimiento. Para ello, debemos tener en cuenta varios criterios: el primero es que el número de indicadores no supere los siete por perspectiva, y si son menos, mejor. La razón es que demasiados indicadores difuminan el mensaje que comunica el CMI y, como resultado, los esfuerzos se dispersan intentando perseguir demasiados objetivos al </text:span><text:soft-page-break/><text:span text:style-name="T33">mismo tiempo. Puede ser recomendable durante el diseño empezar con una lista más extensa de indicadores. Pero es necesario un proceso de síntesis para disponer de toda la fuerza de esta herramienta.</text:span></text:p>
      <text:p text:style-name="P49">No obstante, la aportación que ha convertido al CMI en una de las herramientas más significativas de los últimos años es que se cimenta en un modelo de negocio. El éxito de su implantación radica en que el equipo de dirección se involucre y dedique tiempo al desarrollo de su propio modelo de negocio.</text:p>
      <text:list xml:id="list38214592" text:continue-numbering="true" text:style-name="Numbering_20_1">
        <text:list-header>
          <text:h text:style-name="Tesis-SubSeccionNumerada" text:outline-level="2">3.2 M<text:span text:style-name="T9">odelos</text:span> <text:span text:style-name="T9">de</text:span> <text:span text:style-name="T9">capacitación</text:span></text:h>
        </text:list-header>
      </text:list>
      <text:p text:style-name="P10"><text:span text:style-name="T11">Un modelo de capacitación </text:span><text:span text:style-name="T12">está vinculado con el proceso de aprendizaje y formación personal. Como eje fundamental de la capacitación es aumentar la capacidad de las personas, integrando técnicas didácticas y pedagógicas para el </text:span><text:span text:style-name="T12">desarrollo del mismo.</text:span></text:p>
      <text:p text:style-name="P11"><text:span text:style-name="T12">Est</text:span><text:span text:style-name="T13">e </text:span><text:span text:style-name="T12">proceso </text:span><text:span text:style-name="T13">se convierte en materia de enseñanza y aprendizaje, siguiendo lineas pedagógicas para lograr interacción entre la educación y el trabajo.</text:span></text:p>
      <text:p text:style-name="P15">Los planes de formación de personas son fundamentales para el crecimiento, no solo personal sino también aplicarlos a los procesos de información para el crecimiento de la organización, con la idea de obtener otros resultados con el cual buscamos insertar en este criterio de capacitación.</text:p>
      <text:list xml:id="list38198026" text:continue-numbering="true" text:style-name="Numbering_20_1">
        <text:list-header>
          <text:h text:style-name="P55" text:outline-level="3">3.2.1 Educación Virtual</text:h>
        </text:list-header>
      </text:list>
      <text:p text:style-name="P20">La educación virtual facilita el manejo de la información y de los contenidos del tema que se quiere tratar y está mediada por la tecnologías de la información y la comunicación. La educación virtual es una oportunidad de aprendizaje que se acomoda al tiempo y necesidad del alumno.</text:p>
      <text:p text:style-name="P21">La educación virtual aprende de forma más activa, recibe la instrucción del <text:soft-page-break/>profesor, realiza búsqueda de información en la web.</text:p>
      <text:p text:style-name="P22">Tiempo: El factor tiempo ya no será una limitación; la enseñanza dependerá del tiempo que le dedique el alumno.</text:p>
      <text:p text:style-name="P22">Espacio: El factor distancia ya no será una limitación; el alumno puede participar en la enseñanza sin necesidad de estar presente en el espacio físico.</text:p>
      <text:p text:style-name="P22">Evaluación: No existe un modelo pedagógico de la formas de diseñar y llevar a la práctica un proceso de enseñanza y de aprendizaje. </text:p>
      <text:list xml:id="list38220049" text:continue-numbering="true" text:style-name="Numbering_20_1">
        <text:list-header>
          <text:h text:style-name="P56" text:outline-level="3">3.2.2 Educación a Distancia</text:h>
        </text:list-header>
      </text:list>
      <text:p text:style-name="P17"><text:span text:style-name="T20">La utilización de </text:span><text:span text:style-name="T19">tecnologías de información, </text:span><text:span text:style-name="T20">para </text:span><text:span text:style-name="T19">la </text:span><text:span text:style-name="T20">formación</text:span><text:span text:style-name="T19"> a través de </text:span><text:span text:style-name="T20">Internet</text:span><text:span text:style-name="T19"> como instrumento de enseñanza, </text:span><text:span text:style-name="T20">aprendizaje y capacitación. La educación a distancia representa un modelo de educación donde separa al alumno y al maestro del </text:span><text:span text:style-name="T20">contacto directo para llevar a cabo su aprendizaje.</text:span></text:p>
      <text:p text:style-name="P18"><text:span text:style-name="T21">Este modelo espera que el alumno realice sus actividades de forma independiente y responsable. El curso debe contar con herramientas y materiales que contengan conceptos </text:span><text:span text:style-name="T23">pedagógicos</text:span><text:span text:style-name="T21"> de enseñanza.</text:span></text:p>
      <text:p text:style-name="P23">Es una solución para aquellas personas que no pueden desplazarse de un lugar a otro con el fin de capacitarse o aumentar su aprendizaje.</text:p>
      <text:p text:style-name="P24">¿Cómo se realiza la Educación a Distancia?</text:p>
      <text:p text:style-name="P25">Se utilizan varios <text:s/>medios electrónicos para enviar o recibir los materiales de apoyo para la Educación a Distancia. Se determina los medios más convenientes, y que mejor se adapten a sus posibilidades. Los medios se pueden ser:</text:p>
      <text:p text:style-name="P19"><text:span text:style-name="T6">Voz:</text:span><text:span text:style-name="T22"> Las herramientas educativas relacionadas con la voz se pueden ser <text:s/>interactivas, como el teléfono, audioconferencia, y las pasivas correo electrónico con </text:span><text:soft-page-break/><text:span text:style-name="T22">voz y radio de onda corta. Las herramientas interactiva permiten la comunicación simultánea de enviar y recibir, en tanto que en las pasivas el alumno solamente recibe el mensaje y no puede contestarlo en ese momento.</text:span></text:p>
      <text:p text:style-name="P19"><text:span text:style-name="T6">Video:</text:span><text:span text:style-name="T22"> </text:span><text:span text:style-name="T24">Son herramientas como</text:span><text:span text:style-name="T22"> las presentaciones (sliders shows, power point, </text:span><text:span text:style-name="T22">presentaciones animadas, etc.), las imágenes con movimiento filmadas (películas, videos, películas digitalizadas, etc.) y las imágenes con movimiento transmitidas en tiempo real. Actualmente, las teleconferencias o videoconferencias son muy utilizadas para el desarrollo de la capacitación.</text:span></text:p>
      <text:list xml:id="list38209668" text:continue-numbering="true" text:style-name="Numbering_20_1">
        <text:list-header>
          <text:h text:style-name="P57" text:outline-level="3">3.2.3 E- Learning</text:h>
        </text:list-header>
      </text:list>
      <text:p text:style-name="P12"><text:span text:style-name="T17">El E-learning se refiere a la capacitación o enseñanza online, a través de </text:span><text:span text:style-name="T17">Internet . El termino tiene como significados Aprendizaje electrónico, en inglés Electronic Learning, lo cual lo han simplificado al termino </text:span><text:span text:style-name="T15">E-learning.</text:span></text:p>
      <text:p text:style-name="P14"><text:span text:style-name="T5">Mejorar la calidad del aprendizaje:</text:span><text:span text:style-name="T14"> La innovación en los materiales didácticos sirve para mejorar la enseñanza presencial tradicional, que ha sido durante siglos el modelo de enseñanza seguido por la humanidad. </text:span></text:p>
      <text:p text:style-name="P14"><text:span text:style-name="T18">P</text:span><text:span text:style-name="T14">or medio de itinerarios de aprendizaje personalizados se evita que un estudiante pueda quedar retrasado, se motiva al alumno para que participe en foros de discusión, se le dan los instrumentos que propician su autoaprendizaje. El profesor también puede realizar un mejor seguimiento de sus estudiantes, y en el caso de los alumnos con necesidades especiales, se les pueden proporcionar recursos específicos. </text:span><text:span text:style-name="T14">Las posibilidades que abre esta nueva vía de enseñanza son extraordinarias. </text:span></text:p>
      <text:p text:style-name="P30"><text:span text:style-name="T5">Facilitar el acceso a la educación y a la formación:</text:span><text:span text:style-name="T14"> Las Enseñanzas a Distancia son relativamente modernas y surgen con la finalidad de facilitar el acceso a la educación y la formación a todas las personas, cualquiera que sea su situación geográfica, su ocupación y su horario, debido a que propone alternativas educativas que se adaptan a las necesidades del participante. El E-learning se considera como </text:span><text:soft-page-break/><text:span text:style-name="T14">una solución ideal de capacitación flexible que permite obtener conocimientos e información actualizada.</text:span></text:p>
      <text:list xml:id="list38204943" text:continue-numbering="true" text:style-name="Numbering_20_1">
        <text:list-header>
          <text:h text:style-name="P58" text:outline-level="3"><text:span text:style-name="T14">3.2.</text:span><text:span text:style-name="T30">4</text:span><text:span text:style-name="T14"> E</text:span><text:span text:style-name="T26">ducación Semipresencial</text:span></text:h>
        </text:list-header>
      </text:list>
      <text:p text:style-name="P50">La educación semipresencial consiste en dictar clases en línea complementadas con actividades presenciales. Las clases se realizan sobre una plataforma web, desde la cual se pueden visualizar los contenidos, descargar las actividades, presentaciones, materiales del curso, etc. Esta modalidad, los estudiantes puedan acceder a una educación sin la necesidad de presentarse físicamente en la lugar físico de estudio. Es opción para quienes trabajan, en el cual pueden capacitarse desde su puesto de trabajo (en caso de tener un momento libre) o bien desde su casa para aumentar su nivel de capacidad. Es una ventaja poder capacitarte sin las limitaciones de un horario o lugar, ya que en cualquier parte la persona puede estudiar con la única condición de que tiene que asistir periódicamente a tutoría para aclarar dudas, realizar actividades de evaluación o tomar alguna clase o materia. El alumno va desarrollando su aprendizaje de una manera un poco más autónoma, ya que la investigación es indispensable.</text:p>
      <text:list xml:id="list38211712" text:continue-numbering="true" text:style-name="Numbering_20_1">
        <text:list-header>
          <text:h text:style-name="P51" text:outline-level="2">3.3 Formación Pedagógica</text:h>
        </text:list-header>
      </text:list>
      <text:p text:style-name="P16"><text:s/><text:span text:style-name="T25">Exposiciones</text:span> Orales: El análisis racional y la revisión crítica de argumentos son la base de nuestra cultura. Pero los argumentos no salen de la nada. Muchas veces los encontramos en los textos clásicos y en los menos clásicos, pero no toda discusión es por escrito. La vida está llena de debates que se adelantan oralmente en pequeños (y a veces grandes) grupos de personas. Para estos debates, la exposición tiene la función de proveer el argumento inicial.</text:p>
      <text:p text:style-name="P16">Por eso, la exposición oral es algo más que un formato de comunicación para uso académico: es una herramienta crucial para el éxito en la vida. No sólo en la Universidad, sino también en ambientes laborales, corporativos o de otra índole, la <text:soft-page-break/>exposición hace parte de procesos colectivos de construcción de opinión y de toma de decisiones.</text:p>
      <text:p text:style-name="P16">Dado que el debate es un evento colectivo, el éxito de una exposición no depende sólo del <text:s/>expositor: también el auditorio tiene que conocer el tema y prepararse para el debate. Inversamente, un buen expositor no es sólo aquel que sabe expresar oralmente sus ideas, sino también aquel que escucha con atención y respeto a sus interlocutores. Tampoco basta entonces ser elocuente: es preciso tener en cuenta las diferentes posiciones y saber atender a las observaciones y las críticas.</text:p>
      <text:p text:style-name="P16"><text:span text:style-name="T4">La forma de la exposición:</text:span> No todas las exposiciones son iguales; las hay más simples y más complejas. Una exposición simple se asemeja a una reseña reconstructiva. Este tipo de exposiciones es adecuado si Ud. desea plantear una pregunta sin insinuar posibles respuestas. Una exposición más compleja se asemeja a un ensayo de opinión. Este tipo de exposiciones es adecuado si Ud. Tiene que desarrollar un tema dado. Finalmente, la exposición más compleja es la que combina las funciones de la reseña y del ensayo de opinión: No sólo construye una pregunta a partir de fuentes sino que además desarrolla posibles respuestas a esta pregunta. En ese sentido, esta exposición se asemeja al trabajo de seminario o al artículo especializado.</text:p>
      <text:p text:style-name="P16">Sin embargo, la exposición es oral, y hablar en público es un desafío comunicativo muy diferente de la escritura. Para su público, leer un texto (suyo o ajeno) es diferente a escuchar una exposición. Cuando un texto es denso, el lector siempre puede abordarlo por partes, releerlo, comentarlo con los amigos, etc. Pero una exposición densa rápidamente aburre al auditorio y se pierde irrevocablemente. En consecuencia, no lea su exposición: eso no es exponer sino leer en voz alta. Igualmente, absténgase de basar su exposición en textos aprendidos de memoria: eso no es exponer sino recitar. Adicionalmente, es muy conveniente que tenga en cuenta las siguientes recomendaciones de carácter formal.</text:p>
      <text:p text:style-name="P13"><text:span text:style-name="T16">TIEMPO: Una buena exposición deja tiempo suficiente para el debate de </text:span><text:soft-page-break/><text:span text:style-name="T16">seminario que la sigue. Por eso no tiene por qué durar más de 20 minutos (si es más larga, revísela). Distribuya de modo adecuado las partes del discurso introducción, </text:span><text:span text:style-name="T16">desarrollo del tema, conclusiones en ese lapso.</text:span></text:p>
      <text:p text:style-name="P16">TONO DE VOZ: Las personas tienen una capacidad limitada de atención: se distraen si se les habla siempre al mismo ritmo y con el mismo tono de voz. Aprenda entonces a modular su voz: practique las pausas y los cambios de ritmo y de volumen. Es importante también que cuide su voz. Las tonalidades agudas y el volumen alto exigen la garganta más de lo normal y pueden motivar afonías, ronqueras y falsetes fastidiosos. Evite carraspear para aclarar la garganta o tomar agua fría para refrescarse: eso tiene, a la larga, efectos nocivos.</text:p>
      <text:p text:style-name="P16">EXPRESIÓN CORPORAL: Un buen expositor es un “actor en escena”: Permita que su cuerpo le colabore a su voz. Apóyese en la capacidad de comunicación no verbal que hay en su expresión facial y corporal. Para ello es preciso dominar los elementos mímicos –movimiento de manos y cuerpo, ademanes, gestualidad, etc. de la exposición y aprender a evitar las muecas y los tics nerviosos. Recuerde: en una presentación oral, lo que se hace es tan importante como lo que se dice.</text:p>
      <text:p text:style-name="P16">COHERENCIA EXPOSITIVA: Prepare concienzudamente el tema y desarrolle de manera ordenada y convincente los argumentos.</text:p>
      <text:p text:style-name="P16">Arme un plan de trabajo que le permita: </text:p>
      <text:p text:style-name="P16">1) Enunciar a manera de preámbulo los objetivos de la exposición y del debate subsiguiente;</text:p>
      <text:p text:style-name="P16">2) Plantear el problema;</text:p>
      <text:p text:style-name="P16">3) Desarrollar los puntos clave de la argumentación;</text:p>
      <text:p text:style-name="P16">4) Explicar su propia posición con respecto al problema planteado;</text:p>
      <text:p text:style-name="P13"><text:soft-page-break/><text:span text:style-name="T16">5) Hacer una recapitulación que sirva como apertura para el debate. Evite las </text:span><text:span text:style-name="T16">muletillas, los rellenos y las repeticiones innecesarias: este tipo de fallos no sólo entorpecen la exposición sino que enturbian la claridad de la argumentación.</text:span></text:p>
      <text:p text:style-name="P16">USO DE AYUDAS AUDIOVISUALES: Como su nombre lo indica, las ayudas son un medio, no un fin en sí mismo. Unas ayudas vistosas no disimulan la falta de argumentos. Por eso conviene que identifique primero los puntos clave de su mensaje y los refuerce luego mediante el uso de tablas, ejemplos, anécdotas, citas, comparaciones, etc.</text:p>
      <text:p text:style-name="P16">Verifique que las ayudas audiovisuales utilizadas brinden una adecuada visibilidad. Sin embargo, recuerde que todos están viendo las ayudas: no es necesario que las lea de nuevo. Recuerde también que incluso la tecnología más sofisticada puede fallar. Antes de su exposición revise que todo funcione pero, de todos modos, prepárese para seguir como si nada si el sistema colapsa.</text:p>
      <text:p text:style-name="P16">NO PIERDA SU PÚBLICO: Mientras expone, mantenga despierta y fresca la atención de su audiencia haciendo los puentes y las transiciones que sean convenientes para enlazar las diferentes partes del discurso. Dado que las personas olvidan fácil y rápidamente, conviene hacer énfasis en los puntos cruciales de la argumentación y resumir oportunamente las etapas cubiertas para mantener viva la memoria y el interés de los asistentes. Además: aprenda a escuchar. Si no lo hace, difícilmente podrá resolver de manera satisfactoria las dudas, inquietudes o críticas que surjan entre la audiencia. En lo posible, tome nota de las críticas y de las observaciones que se le hagan y téngalas presentes tanto en sus respuestas como en sus posteriores incursiones en el debate.</text:p>
      <text:p text:style-name="P16"/>
      <text:list xml:id="list38214640" text:continue-numbering="true" text:style-name="Numbering_20_1">
        <text:list-header>
          <text:h text:style-name="P40" text:outline-level="1">Capitulo 5 - Solución Propuesta</text:h>
          <text:h text:style-name="P40" text:outline-level="1">Capitulo 6 - Prueba Experimental</text:h>
          <text:h text:style-name="P40" text:outline-level="1">Capitulo 7 - Conclusiones</text:h>
          <text:h text:style-name="P40" text:outline-level="1">Bibliografía</text:h>
        </text:list-header>
      </text:list>
      <text:section text:style-name="Sect1" text:name="ZOTERO_BIBL {&quot;custom&quot;:[]} CSL_BIBLIOGRAPHY RNDA2OmfVQ6UB">
        <text:p text:style-name="Bibliography_20_1">[1]<text:tab/>«Coffee, P. (2003). Business Intelligence quotient. eWEEK, August, p. 45-46.»</text:p>
        <text:p text:style-name="Bibliography_20_1">[2]<text:tab/>«Vallejos, S. J. (2006) Minería de Datos. Universidad Nacional del Nordeste, Argentina.»</text:p>
        <text:p text:style-name="Bibliography_20_1">[3]<text:tab/>«Ralph Kimball, 1992. “The Data Warehouse Toolkit”, Wiley Computer Publishing».</text:p>
        <text:p text:style-name="Bibliography_20_1">[4]<text:tab/>«Ralph Kimball, Joe Caserta, 2004. “The Data Warehouse ETL Toolkit”, Wiley Publishing,Inc.»</text:p>
        <text:p text:style-name="Bibliography_20_1">[5]<text:tab/>«¿Qué es OLAP?» [Online]. Available: http://www.businessintelligence.info/definiciones/que-es-olap.html. [Accessed: 20-mar-2013].</text:p>
        <text:p text:style-name="Bibliography_20_1">[6]<text:tab/>«Ballvé, Alberto M.. “Tablero de control, organizando información para crear valor”. Buenos Aires: Macchi, 2000».</text:p>
        <text:p text:style-name="Bibliography_20_1">[7]<text:tab/>«Comisión de Estudios de Auditoria, Consejo Profesional de Ciencias Económicas de la Capital Federal, Tierra del Fuego, Antártida e Islas del Atlántico Sur. Informe N<text:span text:style-name="T2">o</text:span> 19. “Auditoria de Informes de Gestión”. Agosto 1992.»</text:p>
        <text:p text:style-name="Bibliography_20_1">[8]<text:tab/>«¿Qué es un Tablero de Control o Tablero de Comando? ~ Administracion de Empresas». [Online]. Available: http://admindeempresas.blogspot.com.ar/2007/12/que-es-un-tablero-de-control-o-tablero.html. [Accessed: 20-mar-2013].</text:p>
        <text:p text:style-name="Bibliography_20_1">[9]<text:tab/><text:span text:style-name="T3">Propuesta de un modelo de capacitación y desarrollo al <text:s/>personal docente. Universidad Nacional de Misiones.</text:span><text:span text:style-name="T1"> .</text:span></text:p>
        <text:p text:style-name="Bibliography_20_1"><text:span text:style-name="T1">[10]<text:tab/></text:span><text:span text:style-name="T3">HARMON, S. W. y JONES, M. G., 1999. The five levels of Web use in education: Factors to consider in planning an online course. Educational Technology, 36.</text:span><text:span text:style-name="T1"> .</text:span></text:p>
        <text:p text:style-name="P36">[11]<text:tab/>«Cabero (2006) Comunidades virtuales para el aprendizaje. Su utilización en la enseñanza. Disponible en http://www.uib.es/depart/gte/gte/edutec-e/revelec20/cabero20.htm.»</text:p>
        <text:p text:style-name="Bibliography_20_1"><text:span text:style-name="T1">[12]<text:tab/></text:span><text:span text:style-name="T3">ROSENBERG, Marc J. E-learning. (Estrategias para transmitir conocimiento en la era digital). Colombia, Editorial Mc Graw Hill, 2001.</text:span><text:span text:style-name="T1"> .</text:span></text:p>
        <text:p text:style-name="P36">[13]<text:tab/>BENITO Ángel, Alfonso, «Fundamentos de teoría general de información», Madrid: Pirámide: , 1982, pp. 107-136.</text:p>
        <text:p text:style-name="P36">[14]<text:tab/>Moreira, M.A., «Aprendizaje significativo.», 1999.</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style:contextual-spacing="false"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footer-left style:display="false">
        <text:p text:style-name="MP1"><text:page-number text:select-page="current">24</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4.0.3.3$Windows_x86 LibreOffice_project/0eaa50a932c8f2199a615e1eb30f7ac74279539</meta:generator>
    <dc:date>2013-08-19T18:06:57.64</dc:date>
    <meta:editing-duration>P3DT6H26M14S</meta:editing-duration>
    <meta:editing-cycles>279</meta:editing-cycles>
    <meta:print-date>2012-11-14T11:22:22.21</meta:print-date>
    <meta:document-statistic meta:table-count="0" meta:image-count="0" meta:object-count="0" meta:page-count="32" meta:paragraph-count="183" meta:word-count="5803" meta:character-count="37459" meta:non-whitespace-character-count="31794"/>
    <meta:user-defined meta:name="Información 1"/>
    <meta:user-defined meta:name="Información 2"/>
    <meta:user-defined meta:name="Información 3"/>
    <meta:user-defined meta:name="Información 4"/>
    <meta:user-defined meta:name="ZOTERO_BREF_14JBPJyfSBir_1" meta:value-type="string">ZOTERO_ITEM CSL_CITATION {"citationID":"CisUrBWW","properties":{"formattedCitation":"{\\rtf (\\uc0\\u171{}Coffee, P. (2003). Business Intelligence quotient. eWEEK, August, p. 45-46.\\uc0\\u187{}, 2003)}","plainCitation":"(«Coffee, P. (2003). Business Inte</meta:user-defined>
    <meta:user-defined meta:name="ZOTERO_BREF_14JBPJyfSBir_2" meta:value-type="string">lligence quotient. eWEEK, August, p. 45-46.», 2003)"},"citationItems":[{"id":422,"uris":["http://zotero.org/users/1147257/items/BBRTWBSB"],"uri":["http://zotero.org/users/1147257/items/BBRTWBSB"],"itemData":{"id":422,"type":"article-magazine","title":"Cof</meta:user-defined>
    <meta:user-defined meta:name="ZOTERO_BREF_14JBPJyfSBir_3" meta:value-type="string">fee, P. (2003). Business Intelligence quotient. eWEEK, August, p. 45-46.","issued":{"date-parts":[["2003",8]]}}}],"schema":"https://github.com/citation-style-language/schema/raw/master/csl-citation.json"}</meta:user-defined>
    <meta:user-defined meta:name="ZOTERO_BREF_2Lp6KCRIa4z9_1" meta:value-type="string">ZOTERO_BIBL {"custom":[]} CSL_BIBLIOGRAPHY</meta:user-defined>
    <meta:user-defined meta:name="ZOTERO_BREF_2cgQVJg3cGf8_1" meta:value-type="string"/>
    <meta:user-defined meta:name="ZOTERO_BREF_2cgQVJg3cGf8_2" meta:value-type="string"/>
    <meta:user-defined meta:name="ZOTERO_BREF_2cgQVJg3cGf8_3" meta:value-type="string"/>
    <meta:user-defined meta:name="ZOTERO_BREF_4ezxt1TYnGqm_1" meta:value-type="string">ZOTERO_BIBL {"custom":[]} CSL_BIBLIOGRAPHY</meta:user-defined>
    <meta:user-defined meta:name="ZOTERO_BREF_O0dlVQ4RjM3g_1" meta:value-type="string">ZOTERO_BIBL {"custom":[]} CSL_BIBLIOGRAPHY</meta:user-defined>
    <meta:user-defined meta:name="ZOTERO_BREF_QKVr4uIIlquN_1" meta:value-type="string">ZOTERO_BIBL {"custom":[]} CSL_BIBLIOGRAPHY</meta:user-defined>
    <meta:user-defined meta:name="ZOTERO_BREF_oJnw81HXMrPs_1" meta:value-type="string">ZOTERO_BIBL {"custom":[]} CSL_BIBLIOGRAPHY</meta:user-defined>
    <meta:user-defined meta:name="ZOTERO_BREF_t5vvvRzXeoCV_1" meta:value-type="string"/>
    <meta:user-defined meta:name="ZOTERO_PREF_1" meta:value-type="string">&lt;data data-version="3" zotero-version="4.0.5"&gt;&lt;session id="eW7dUym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 name="automaticJournalAbbreviations" value="false"/&gt;&lt;/prefs&gt;&lt;/data&gt;</meta:user-defined>
  </office:meta>
</office:document-meta>
</file>